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7. Logar no sistema</text:h>
      <text:p text:style-name="Standard"/>
      <text:h text:style-name="Heading_20_2" text:outline-level="2">Descrição:</text:h>
      <text:p text:style-name="Standard"><text:tab/>O viajante faz o login no sistema para ter acesso as funcionalidades.</text:p>
      <text:p text:style-name="Standard"><text:tab/></text:p>
      <text:h text:style-name="Heading_20_2" text:outline-level="2">Atores:</text:h>
      <text:p text:style-name="Standard"><text:tab/>Viajante.</text:p>
      <text:p text:style-name="Standard"><text:tab/></text:p>
      <text:h text:style-name="Heading_20_2" text:outline-level="2">Pré-Condições:</text:h>
      <text:p text:style-name="Text_20_body"><text:tab/>1 – O viajante deve estar cadastrado no sistema.</text:p>
      <text:p text:style-name="Standard"><text:tab/></text:p>
      <text:h text:style-name="Heading_20_2" text:outline-level="2">Fluxo Principal[Logar]:</text:h>
      <text:p text:style-name="Standard"><text:tab/>1 - O viajante seleciona a opção de fazer login.</text:p>
      <text:p text:style-name="Standard"><text:tab/>2 - O sistema exibe a tela com formulário de login.</text:p>
      <text:p text:style-name="Standard"><text:tab/>3 - O viajante informa o nome de usuário ou email, a senha e clica em logar.</text:p>
      <text:p text:style-name="Standard"><text:tab/>4 - O sistema redireciona o viajante para a tela inicial do seu perfil.[E.1]</text:p>
      <text:p text:style-name="Standard"><text:tab/></text:p>
      <text:h text:style-name="Heading_20_2" text:outline-level="2">Fluxos Alternativos:</text:h>
      <text:p text:style-name="Standard"><text:tab/>A.1[Deslogar]:</text:p>
      <text:p text:style-name="Standard"><text:tab/><text:tab/>1 - O viajante seleciona a opção deslogar.</text:p>
      <text:p text:style-name="Standard"><text:tab/><text:tab/>2 - O sistema redireciona o viajante para a tela inicial do sistema.</text:p>
      <text:p text:style-name="Standard"><text:tab/><text:tab/></text:p>
      <text:h text:style-name="Heading_20_2" text:outline-level="2">Fluxos de Excessão:</text:h>
      <text:p text:style-name="Standard"><text:tab/>E.1[Usuário ou senha incorretos]:</text:p>
      <text:p text:style-name="Standard"><text:tab/><text:tab/>1 - O sistema exibe uma mensagem informando que o usuário ou senha informados <text:tab/> <text:tab/> <text:s text:c="4"/>estão incorretos.</text:p>
      <text:p text:style-name="Standard"><text:tab/><text:tab/>2 - O fluxo continua a partir do segundo passo do fluxo princip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30:50</meta:creation-date>
    <dc:date>2009-09-15T14:43:21</dc:date>
    <meta:editing-duration>PT00H16M32S</meta:editing-duration>
    <meta:editing-cycles>6</meta:editing-cycles>
    <meta:generator>OpenOffice.org/3.0$Unix OpenOffice.org_project/300m15$Build-9379</meta:generator>
    <meta:document-statistic meta:table-count="0" meta:image-count="0" meta:object-count="0" meta:page-count="1" meta:paragraph-count="25" meta:word-count="143" meta:character-count="842"/>
  </office:meta>
</office:document-meta>
</file>